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 svg:font-family="Helvetica"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fo:text-align="start" style:justify-single-word="false"/>
      <style:text-properties style:font-name="Helvetica"/>
    </style:style>
    <style:style style:name="P2" style:family="paragraph" style:parent-style-name="Standard">
      <style:paragraph-properties fo:margin-top="0cm" fo:margin-bottom="0cm" loext:contextual-spacing="false" fo:text-align="start" style:justify-single-word="false"/>
      <style:text-properties style:font-name="Helvetica" fo:font-style="normal" fo:font-weight="bold" officeooo:rsid="001405c7" officeooo:paragraph-rsid="001405c7" style:font-style-asian="normal" style:font-weight-asian="bold" style:font-style-complex="normal" style:font-weight-complex="bold"/>
    </style:style>
    <style:style style:name="P3" style:family="paragraph" style:parent-style-name="Standard">
      <style:paragraph-properties fo:margin-top="0cm" fo:margin-bottom="0cm" loext:contextual-spacing="false" fo:text-align="start" style:justify-single-word="false"/>
      <style:text-properties style:font-name="Helvetica" fo:font-style="normal" fo:font-weight="normal" officeooo:rsid="001405c7" officeooo:paragraph-rsid="001405c7" style:font-style-asian="normal" style:font-weight-asian="normal" style:font-style-complex="normal" style:font-weight-complex="normal"/>
    </style:style>
    <style:style style:name="P4" style:family="paragraph" style:parent-style-name="Standard">
      <style:paragraph-properties fo:margin-top="0cm" fo:margin-bottom="0cm" loext:contextual-spacing="false" fo:text-align="start" style:justify-single-word="false"/>
      <style:text-properties style:font-name="Helvetica" fo:font-size="11pt" fo:font-style="normal" fo:font-weight="bold" officeooo:rsid="001405c7" officeooo:paragraph-rsid="001405c7" style:font-size-asian="11pt" style:font-style-asian="normal" style:font-weight-asian="bold" style:font-size-complex="11pt" style:font-style-complex="normal" style:font-weight-complex="bold"/>
    </style:style>
    <style:style style:name="P5" style:family="paragraph" style:parent-style-name="Standard">
      <style:paragraph-properties fo:margin-top="0cm" fo:margin-bottom="0cm" loext:contextual-spacing="false" fo:text-align="start" style:justify-single-word="false"/>
      <style:text-properties style:font-name="Helvetica" fo:font-size="11pt" fo:font-style="normal" fo:font-weight="bold" officeooo:rsid="00159730" officeooo:paragraph-rsid="00159730" style:font-size-asian="11pt" style:font-style-asian="normal" style:font-weight-asian="bold" style:font-size-complex="11pt" style:font-style-complex="normal" style:font-weight-complex="bold"/>
    </style:style>
    <style:style style:name="P6" style:family="paragraph" style:parent-style-name="Standard">
      <style:paragraph-properties fo:margin-top="0cm" fo:margin-bottom="0cm" loext:contextual-spacing="false" fo:text-align="start" style:justify-single-word="false"/>
      <style:text-properties style:font-name="Helvetica" fo:font-size="11pt" fo:font-style="normal" fo:font-weight="bold" officeooo:rsid="00178c4b" officeooo:paragraph-rsid="00178c4b" style:font-size-asian="11pt" style:font-style-asian="normal" style:font-weight-asian="bold" style:font-size-complex="11pt" style:font-style-complex="normal" style:font-weight-complex="bold"/>
    </style:style>
    <style:style style:name="P7" style:family="paragraph" style:parent-style-name="Standard">
      <style:paragraph-properties fo:margin-top="0cm" fo:margin-bottom="0cm" loext:contextual-spacing="false" fo:text-align="start" style:justify-single-word="false"/>
      <style:text-properties style:font-name="Helvetica" fo:font-size="11pt" fo:font-style="normal" fo:font-weight="normal" officeooo:rsid="001405c7" officeooo:paragraph-rsid="001405c7"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cm" fo:margin-bottom="0cm" loext:contextual-spacing="false" fo:text-align="start" style:justify-single-word="false"/>
      <style:text-properties style:font-name="Helvetica" fo:font-size="11pt" fo:font-style="normal" fo:font-weight="normal" officeooo:rsid="00159730" officeooo:paragraph-rsid="00159730"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cm" fo:margin-bottom="0cm" loext:contextual-spacing="false" fo:text-align="start" style:justify-single-word="false"/>
      <style:text-properties style:font-name="Helvetica" fo:font-size="11pt" fo:font-style="normal" fo:font-weight="normal" officeooo:rsid="00160fdf" officeooo:paragraph-rsid="00160fdf" style:font-size-asian="11pt" style:font-style-asian="normal" style:font-weight-asian="normal" style:font-size-complex="11pt" style:font-style-complex="normal" style:font-weight-complex="normal"/>
    </style:style>
    <style:style style:name="P10" style:family="paragraph" style:parent-style-name="Standard" style:master-page-name="Standard">
      <style:paragraph-properties fo:margin-top="0cm" fo:margin-bottom="0cm" loext:contextual-spacing="false" fo:text-align="center" style:justify-single-word="false" style:page-number="1"/>
      <style:text-properties style:font-name="Helvetica" fo:font-size="14pt" officeooo:rsid="00126c11" officeooo:paragraph-rsid="00126c11" style:font-size-asian="14pt" style:font-size-complex="14pt"/>
    </style:style>
    <style:style style:name="P11" style:family="paragraph" style:parent-style-name="Standard">
      <style:paragraph-properties fo:margin-top="0cm" fo:margin-bottom="0.282cm" loext:contextual-spacing="false" fo:line-height="108%"/>
    </style:style>
    <style:style style:name="P12" style:family="paragraph" style:parent-style-name="Standard">
      <style:paragraph-properties fo:margin-top="0cm" fo:margin-bottom="0.282cm" loext:contextual-spacing="false" fo:line-height="108%" fo:text-align="start" style:justify-single-word="false"/>
      <style:text-properties officeooo:rsid="00178c4b" officeooo:paragraph-rsid="00178c4b"/>
    </style:style>
    <style:style style:name="T1" style:family="text">
      <style:text-properties fo:font-size="14pt" fo:font-style="italic" fo:font-weight="bold" style:font-size-asian="14pt" style:font-style-asian="italic" style:font-weight-asian="bold" style:font-size-complex="14pt"/>
    </style:style>
    <style:style style:name="T2" style:family="text">
      <style:text-properties fo:font-size="12pt" style:font-size-asian="12pt" style:font-size-complex="12pt"/>
    </style:style>
    <style:style style:name="T3" style:family="text">
      <style:text-properties fo:font-size="12pt" officeooo:rsid="00159730" style:font-size-asian="12pt" style:font-size-complex="12pt"/>
    </style:style>
    <style:style style:name="T4" style:family="text">
      <style:text-properties fo:font-size="12pt" officeooo:rsid="00160fdf"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Calibri" style:font-name-asian="Calibri1" style:font-name-complex="Calibri1"/>
    </style:style>
    <style:style style:name="T7" style:family="text">
      <style:text-properties style:font-name="Calibri" officeooo:rsid="00126c11" style:font-name-asian="Calibri1" style:font-name-complex="Calibri1"/>
    </style:style>
    <style:style style:name="T8" style:family="text">
      <style:text-properties style:font-name="Calibri" fo:font-style="italic" style:font-name-asian="Calibri1" style:font-style-asian="italic" style:font-name-complex="Calibri1"/>
    </style:style>
    <style:style style:name="T9" style:family="text">
      <style:text-properties fo:font-style="italic" style:font-style-asian="italic"/>
    </style:style>
    <style:style style:name="T10" style:family="text">
      <style:text-properties officeooo:rsid="00159730"/>
    </style:style>
    <style:style style:name="T1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9">Kvalitets- och processplan</text:span></text:p>
      <text:p text:style-name="P1"><text:span text:style-name="T1"/></text:p>
      <text:p text:style-name="P2"><text:span text:style-name="T2">Presentation:</text:span></text:p>
      <text:p text:style-name="P3"><text:span text:style-name="T2">Det här dokumentet beskriver hur kvaliteten av företagets arbete granskas samt hur processer planeras.</text:span></text:p>
      <text:p text:style-name="P3"><text:span text:style-name="T2"/></text:p>
      <text:p text:style-name="P4">Mål:</text:p>
      <text:p text:style-name="P7">Målet med dokumentet är att ge en inblick i vilka kvalitetskrav som ställs samt hur processplaneringen ska byggas upp och genomföras.</text:p>
      <text:p text:style-name="P7"/>
      <text:p text:style-name="P4">Strategier:</text:p>
      <text:p text:style-name="P7">Kvalitetsansvarig kontrollerar alla dokument. Detta görs med avseende på grammatik och layout. Dessutom kontrolleras att all programkod följer samma struktur. Även i koden är det viktigt att allting är grammatiskt korrekt. <text:span text:style-name="T10">Utöver detta erhåller kvalitetsansvarig feedback från kunden och återger denna till ansvarig part. </text:span></text:p>
      <text:p text:style-name="P7"/>
      <text:p text:style-name="P8"><text:span text:style-name="T10">P</text:span>rocesserna planeras tillsammans med varje enskild områdesansvarig. </text:p>
      <text:p text:style-name="P7"/>
      <text:p text:style-name="P5">Processer/Processplanering:</text:p>
      <text:p text:style-name="P8">Dokumenten och programkoden korrekturläses av kvalitetsansvarig som sedan genomför de ändringar som krävs, för att till slut godkännas av styrelsen. Alla dokument och all programkod måste läsas av kvalitetsansvarig innan de kan räknas som färdiga.</text:p>
      <text:p text:style-name="P8"/>
      <text:p text:style-name="P8">Kunden ger feedback till kvalitetsansvarig som sedan ges till testansvarig.</text:p>
      <text:p text:style-name="P8"/>
      <text:p text:style-name="P9">En process planeras med respektive områdesansvarig tillsammans med processansvarig och utförs därefter. </text:p>
      <text:p text:style-name="P9"/>
      <text:p text:style-name="P6">Risker:</text:p>
      <text:p text:style-name="P6"><text:span text:style-name="T11">Om en process inte följs enligt planeringen måste detta diskuteras tillsammans med styrelsen för att lösa problem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 svg:font-family="Helvetica"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sv" fo:country="S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sv" fo:country="S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282cm" loext:contextual-spacing="false" fo:line-height="108%" fo:text-align="start" style:justify-single-word="false"/>
      <style:text-properties officeooo:rsid="00178c4b" officeooo:paragraph-rsid="00178c4b"/>
    </style:style>
    <style:style style:name="MT1" style:family="text">
      <style:text-properties style:font-name="Calibri" fo:font-style="italic" style:font-name-asian="Calibri1" style:font-style-asian="italic" style:font-name-complex="Calibri1"/>
    </style:style>
    <style:page-layout style:name="Mpm1">
      <style:page-layout-properties fo:page-width="21.001cm" fo:page-height="29.7cm" style:num-format="1" style:print-orientation="portrait" fo:margin-top="1.27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span text:style-name="MT1"><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07T22:46:48.991000000</dc:date>
    <meta:editing-duration>PT18M17S</meta:editing-duration>
    <meta:editing-cycles>4</meta:editing-cycles>
    <meta:generator>LibreOffice/5.2.0.4$Windows_x86 LibreOffice_project/066b007f5ebcc236395c7d282ba488bca6720265</meta:generator>
    <meta:document-statistic meta:table-count="0" meta:image-count="0" meta:object-count="0" meta:page-count="1" meta:paragraph-count="15" meta:word-count="168" meta:character-count="1258" meta:non-whitespace-character-count="1098"/>
  </office:meta>
</office:document-meta>
</file>